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557799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color="#333399" fo:font-weight="bold"/>
    </style:style>
    <style:style style:name="T2" style:family="text">
      <style:text-properties fo:color="#0066bb" fo:font-weight="bold"/>
    </style:style>
    <style:style style:name="T3" style:family="text">
      <style:text-properties fo:color="#333333"/>
    </style:style>
    <style:style style:name="T4" style:family="text">
      <style:text-properties fo:color="#0000dd" fo:font-weight="bold"/>
    </style:style>
    <style:style style:name="T5" style:family="text">
      <style:text-properties fo:background-color="#fff0f0" loext:char-shading-value="0"/>
    </style:style>
    <style:style style:name="T6" style:family="text">
      <style:text-properties fo:color="#666666" fo:font-weight="bold" fo:background-color="#fff0f0" loext:char-shading-value="0"/>
    </style:style>
    <style:style style:name="T7" style:family="text">
      <style:text-properties fo:color="#008800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include &lt;stdio.h&gt;</text:p>
      <text:p text:style-name="Preformatted_20_Text"/>
      <text:p text:style-name="Preformatted_20_Text"><text:span text:style-name="T1">int</text:span> <text:span text:style-name="T2">main</text:span>()</text:p>
      <text:p text:style-name="Preformatted_20_Text">{</text:p>
      <text:p text:style-name="Preformatted_20_Text"/>
      <text:p text:style-name="Preformatted_20_Text"><text:s text:c="4"/><text:span text:style-name="T1">int</text:span> num1, num2;</text:p>
      <text:p text:style-name="Preformatted_20_Text"><text:s text:c="4"/><text:span text:style-name="T1">int</text:span> result;</text:p>
      <text:p text:style-name="Preformatted_20_Text"><text:s text:c="4"/><text:span text:style-name="T1">float</text:span> result1;</text:p>
      <text:p text:style-name="Preformatted_20_Text"/>
      <text:p text:style-name="Preformatted_20_Text"><text:s text:c="4"/>num1 <text:span text:style-name="T3">=</text:span> <text:span text:style-name="T4">10</text:span>;</text:p>
      <text:p text:style-name="Preformatted_20_Text"><text:s text:c="4"/>num2 <text:span text:style-name="T3">=</text:span> <text:span text:style-name="T4">3</text:span>;</text:p>
      <text:p text:style-name="Preformatted_20_Text"/>
      <text:p text:style-name="Preformatted_20_Text"><text:s text:c="4"/>result <text:span text:style-name="T3">=</text:span> num1 <text:span text:style-name="T3">+</text:span> num2;</text:p>
      <text:p text:style-name="Preformatted_20_Text"><text:s text:c="4"/>printf(<text:span text:style-name="T5">"</text:span><text:span text:style-name="T6">\n</text:span><text:span text:style-name="T5">Addition of %d and %d is = %d"</text:span>, num1, num2, result);</text:p>
      <text:p text:style-name="Preformatted_20_Text"/>
      <text:p text:style-name="Preformatted_20_Text"><text:s text:c="4"/>result <text:span text:style-name="T3">=</text:span> num1 <text:span text:style-name="T3">-</text:span> num2;</text:p>
      <text:p text:style-name="Preformatted_20_Text"><text:s text:c="4"/>printf(<text:span text:style-name="T5">"</text:span><text:span text:style-name="T6">\n</text:span><text:span text:style-name="T5">Subtraction of %d and %d is = %d"</text:span>, num1, num2, result);</text:p>
      <text:p text:style-name="Preformatted_20_Text"/>
      <text:p text:style-name="Preformatted_20_Text"><text:s text:c="4"/>result <text:span text:style-name="T3">=</text:span> num1 <text:span text:style-name="T3">*</text:span> num2;</text:p>
      <text:p text:style-name="Preformatted_20_Text"><text:s text:c="4"/>printf(<text:span text:style-name="T5">"</text:span><text:span text:style-name="T6">\n</text:span><text:span text:style-name="T5">Multiplication of %d and %d is = %d"</text:span>, num1, num2, result);</text:p>
      <text:p text:style-name="Preformatted_20_Text"/>
      <text:p text:style-name="Preformatted_20_Text"><text:s text:c="4"/>result1 <text:span text:style-name="T3">=</text:span> (<text:span text:style-name="T1">float</text:span>)num1 <text:span text:style-name="T3">/</text:span> (<text:span text:style-name="T1">float</text:span>)num2;</text:p>
      <text:p text:style-name="Preformatted_20_Text"><text:s text:c="4"/>printf(<text:span text:style-name="T5">"</text:span><text:span text:style-name="T6">\n</text:span><text:span text:style-name="T5">Quotient dividing %d by %d is <text:s/>= %f"</text:span>, num1, num2, result1);</text:p>
      <text:p text:style-name="Preformatted_20_Text"/>
      <text:p text:style-name="Preformatted_20_Text"><text:s text:c="4"/>result <text:span text:style-name="T3">=</text:span> num1 <text:span text:style-name="T3">%</text:span> num2;</text:p>
      <text:p text:style-name="Preformatted_20_Text"><text:s text:c="4"/>printf(<text:span text:style-name="T5">"</text:span><text:span text:style-name="T6">\n</text:span><text:span text:style-name="T5">Remainder dividing %d by %d is <text:s/>= %d"</text:span>, num1, num2, result);</text:p>
      <text:p text:style-name="Preformatted_20_Text"><text:s text:c="4"/></text:p>
      <text:p text:style-name="Preformatted_20_Text"><text:s text:c="4"/><text:span text:style-name="T7">return</text:span> <text:span text:style-name="T4">0</text:span>;</text:p>
      <text:p text:style-name="P2"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5T17:46:09.146306004</meta:creation-date>
    <dc:date>2022-09-05T17:46:50.477145429</dc:date>
    <meta:editing-duration>PT41S</meta:editing-duration>
    <meta:editing-cycles>1</meta:editing-cycles>
    <meta:document-statistic meta:table-count="0" meta:image-count="0" meta:object-count="0" meta:page-count="1" meta:paragraph-count="21" meta:word-count="101" meta:character-count="619" meta:non-whitespace-character-count="468"/>
    <meta:generator>LibreOffice/6.4.7.2$Linux_X86_64 LibreOffice_project/40$Build-2</meta:generator>
  </office:meta>
</office:document-meta>
</file>